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36ff" officeooo:paragraph-rsid="001336f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5pt" fo:font-weight="bold" officeooo:rsid="001336ff" officeooo:paragraph-rsid="001336f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5pt" fo:font-weight="bold" officeooo:rsid="001336ff" officeooo:paragraph-rsid="00163e9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5pt" fo:font-weight="bold" officeooo:rsid="001336ff" officeooo:paragraph-rsid="0016f428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5pt" fo:font-weight="bold" officeooo:paragraph-rsid="001336f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5pt" fo:font-weight="bold" officeooo:rsid="001510b8" officeooo:paragraph-rsid="001510b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15pt" fo:font-weight="bold" officeooo:rsid="0016f428" officeooo:paragraph-rsid="0016f428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byssinica SIL" fo:font-size="15pt" fo:font-weight="bold" officeooo:rsid="001837dd" officeooo:paragraph-rsid="001837d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byssinica SIL" fo:font-size="15pt" fo:font-weight="bold" officeooo:paragraph-rsid="001336ff"/>
    </style:style>
    <style:style style:name="P10" style:family="paragraph" style:parent-style-name="Standard">
      <style:paragraph-properties fo:text-align="center" style:justify-single-word="false"/>
      <style:text-properties style:font-name="Abyssinica SIL" fo:font-size="15pt" fo:font-weight="normal" officeooo:paragraph-rsid="001336ff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byssinica SIL" fo:font-weight="bold" officeooo:paragraph-rsid="001336ff"/>
    </style:style>
    <style:style style:name="P12" style:family="paragraph" style:parent-style-name="Standard">
      <style:paragraph-properties fo:text-align="center" style:justify-single-word="false"/>
      <style:text-properties fo:color="#ff4000" loext:opacity="100%" style:font-name="Abyssinica SIL" fo:font-size="18pt" style:text-underline-style="solid" style:text-underline-width="auto" style:text-underline-color="font-color" fo:font-weight="bold" officeooo:rsid="001837dd" officeooo:paragraph-rsid="001837dd" style:font-size-asian="18pt" style:font-weight-asian="bold" style:font-size-complex="18pt" style:font-weight-complex="bold"/>
    </style:style>
    <style:style style:name="T1" style:family="text">
      <style:text-properties officeooo:rsid="0011d450"/>
    </style:style>
    <style:style style:name="T2" style:family="text">
      <style:text-properties officeooo:rsid="001336ff"/>
    </style:style>
    <style:style style:name="T3" style:family="text">
      <style:text-properties fo:font-size="15pt" officeooo:rsid="0011d450" style:font-size-asian="15pt" style:font-weight-asian="bold" style:font-size-complex="15pt" style:font-weight-complex="bold"/>
    </style:style>
    <style:style style:name="T4" style:family="text">
      <style:text-properties fo:font-size="15pt" officeooo:rsid="001336ff" style:font-size-asian="15pt" style:font-weight-asian="bold" style:font-size-complex="15pt" style:font-weight-complex="bold"/>
    </style:style>
    <style:style style:name="T5" style:family="text">
      <style:text-properties fo:font-size="15pt" officeooo:rsid="00144506" style:font-size-asian="15pt" style:font-weight-asian="bold" style:font-size-complex="15pt" style:font-weight-complex="bold"/>
    </style:style>
    <style:style style:name="T6" style:family="text">
      <style:text-properties fo:font-size="15pt" fo:font-weight="normal" officeooo:rsid="00144506" style:font-size-asian="15pt" style:font-weight-asian="normal" style:font-size-complex="15pt" style:font-weight-complex="normal"/>
    </style:style>
    <style:style style:name="T7" style:family="text">
      <style:text-properties officeooo:rsid="0011d450" style:font-size-asian="15pt" style:font-weight-asian="bold" style:font-size-complex="15pt" style:font-weight-complex="bold"/>
    </style:style>
    <style:style style:name="T8" style:family="text">
      <style:text-properties officeooo:rsid="001336ff" style:font-size-asian="15pt" style:font-weight-asian="bold" style:font-size-complex="15pt" style:font-weight-complex="bold"/>
    </style:style>
    <style:style style:name="T9" style:family="text">
      <style:text-properties officeooo:rsid="0014450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36ff" style:font-weight-asian="normal" style:font-weight-complex="normal"/>
    </style:style>
    <style:style style:name="T12" style:family="text">
      <style:text-properties fo:font-weight="normal" officeooo:rsid="00144506" style:font-weight-asian="normal" style:font-weight-complex="normal"/>
    </style:style>
    <style:style style:name="T13" style:family="text">
      <style:text-properties fo:font-weight="normal" officeooo:rsid="001510b8" style:font-weight-asian="normal" style:font-weight-complex="normal"/>
    </style:style>
    <style:style style:name="T14" style:family="text">
      <style:text-properties fo:font-weight="normal" officeooo:rsid="00163e90" style:font-weight-asian="normal" style:font-weight-complex="normal"/>
    </style:style>
    <style:style style:name="T15" style:family="text">
      <style:text-properties fo:font-weight="normal" officeooo:rsid="0016f428" style:font-weight-asian="normal" style:font-weight-complex="normal"/>
    </style:style>
    <style:style style:name="T16" style:family="text">
      <style:text-properties fo:font-weight="normal" officeooo:rsid="001837dd" style:font-weight-asian="normal" style:font-weight-complex="normal"/>
    </style:style>
    <style:style style:name="T17" style:family="text">
      <style:text-properties fo:font-weight="normal" officeooo:rsid="001336ff" style:font-size-asian="15pt" style:font-weight-asian="normal" style:font-size-complex="15pt" style:font-weight-complex="normal"/>
    </style:style>
    <style:style style:name="T18" style:family="text">
      <style:text-properties officeooo:rsid="0016f428"/>
    </style:style>
    <style:style style:name="T19" style:family="text">
      <style:text-properties officeooo:rsid="001837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xplicação e descrição sobre os Exercícios</text:p>
      <text:p text:style-name="P2"/>
      <text:p text:style-name="P2"><text:span text:style-name="T1">Ex0</text:span>1: <text:span text:style-name="T10">Escrevendo Olá Mundo!</text:span></text:p>
      <text:p text:style-name="P2"/>
      <text:p text:style-name="P5"><text:span text:style-name="T1">Ex02: </text:span><text:span text:style-name="T11">P</text:span><text:span text:style-name="T10">ará</text:span><text:span text:style-name="T11">g</text:span><text:span text:style-name="T10">rafos,</text:span> </text:p>
      <text:p text:style-name="P10"><text:span text:style-name="T9">q</text:span>uebra de linhas e símbolos especiais.</text:p>
      <text:p text:style-name="P5"/>
      <text:p text:style-name="P5"><text:span text:style-name="T1">Ex0</text:span><text:span text:style-name="T2">3: </text:span><text:span text:style-name="T11">Testando inserção de Imagens.</text:span></text:p>
      <text:p text:style-name="P5"/>
      <text:p text:style-name="P5"><text:span text:style-name="T1">Ex0</text:span><text:span text:style-name="T2">4: </text:span><text:span text:style-name="T11">Adicionando Favicon no Site.</text:span></text:p>
      <text:p text:style-name="P5"/>
      <text:p text:style-name="P9"><text:span text:style-name="T7">Ex0</text:span><text:span text:style-name="T8">5: </text:span><text:span text:style-name="T17">Adicionando emojis com códigos Unicode. Ex: U+1F642.</text:span></text:p>
      <text:p text:style-name="P2"/>
      <text:p text:style-name="P2"><text:span text:style-name="T1">Ex0</text:span>6: <text:span text:style-name="T10">Ainda sobre emojis e favicon, mas também h1,h2 e parágrafos </text:span><text:span text:style-name="T12">(Títulos, sub-títulos).</text:span></text:p>
      <text:p text:style-name="P2"/>
      <text:p text:style-name="P2"><text:span text:style-name="T1">Ex0</text:span>7: <text:span text:style-name="T10">Hieraquia de Títulos (do h1 ao h6).</text:span></text:p>
      <text:p text:style-name="P2"/>
      <text:p text:style-name="P11"><text:span text:style-name="T3">Ex0</text:span><text:span text:style-name="T4">8</text:span><text:span text:style-name="T5">a</text:span><text:span text:style-name="T4">: </text:span><text:span text:style-name="T6">Formatações HTML. Ex: negrito/destaque, itálico/ênfase, texto marcado, deletado, inserido, subscrito, sobrescrito, grande e pequeno.</text:span></text:p>
      <text:p text:style-name="P2"/>
      <text:p text:style-name="P2"/>
      <text:p text:style-name="P2"><text:span text:style-name="T1">Ex</text:span><text:span text:style-name="T9">08b</text:span>: <text:span text:style-name="T12">Código-Fonte/Pré-Formatação. Identação e Formatação, citações simples &lt;q&gt; e citações completas &lt;blockquote&gt; e Abreviações &lt;abbr&gt;</text:span></text:p>
      <text:p text:style-name="P6"><text:span text:style-name="T12"/></text:p>
      <text:p text:style-name="P6"><text:span text:style-name="T9">E</text:span>x09: <text:span text:style-name="T10">Exercício sobre Listas (Ordenadas, Não ordenadas, alfabética e numérica).</text:span></text:p>
      <text:p text:style-name="P2"/>
      <text:p text:style-name="P2"><text:span text:style-name="T1">Ex0</text:span>10: <text:span text:style-name="T13">Usando links externos/internos (navegação entre as páginas) no site.</text:span></text:p>
      <text:p text:style-name="P2"/>
      <text:p text:style-name="P2"><text:span text:style-name="T1">Ex0</text:span>11: <text:span text:style-name="T13">Imagens dinâmicas (se ajustando de acordo com o tamanho da tela) e também inserção de áudio no site.</text:span></text:p>
      <text:p text:style-name="P2"/>
      <text:p text:style-name="P2"><text:soft-page-break/><text:span text:style-name="T1">Ex0</text:span>12: <text:span text:style-name="T10">Inserindo</text:span><text:span text:style-name="T14"> vídeos hospedados localmente(arquivo de vídeo diretamente no site) e externamente (youtube/vimeo).</text:span></text:p>
      <text:p text:style-name="P2"/>
      <text:p text:style-name="P2">EX013: <text:span text:style-name="T14">Utilização do estilo CSS inline, do qual é estilizado cada parágrafo e título individualmente.</text:span></text:p>
      <text:p text:style-name="P2"/>
      <text:p text:style-name="P3">EX014: <text:span text:style-name="T14">Utilização do estilo CSS no mesmo arquivo, junto com o HTML, generalizando um padrão de configuração para determinados parágrafos e títulos. Ou seja, o estilo CSS Local.</text:span></text:p>
      <text:p text:style-name="P2"/>
      <text:p text:style-name="P2">EX015: <text:span text:style-name="T14">Utilização do estilo CSS Externo, do qual o estilo css é feito em um arquivo separado e servirá para todas as páginas que ele for linkado.</text:span></text:p>
      <text:p text:style-name="P2"/>
      <text:p text:style-name="P2">EX016: <text:span text:style-name="T14">Diferentes forma de utilizar as cores no css: (rgb/rgba, hex, <text:s/>etc. Utilização do gradiente. Harmomia das Cores e sombra nas caixas. </text:span></text:p>
      <text:p text:style-name="P2"/>
      <text:p text:style-name="P2">EX017: <text:span text:style-name="T15">Trabalhando com Fontes importadas do google fonts.</text:span></text:p>
      <text:p text:style-name="P2"/>
      <text:p text:style-name="P4">EX018: <text:span text:style-name="T18">T</text:span><text:span text:style-name="T15">rabalhando com Fontes baixadas e usadas como arquivo dentro das pastas do site.</text:span></text:p>
      <text:p text:style-name="P2"/>
      <text:p text:style-name="P2">EX019: <text:span text:style-name="T15">Seletores CSS</text:span></text:p>
      <text:p text:style-name="P7"/>
      <text:p text:style-name="P7">Ex020:<text:span text:style-name="T10"> Trabalhando com pseudo-classes no css, </text:span><text:span text:style-name="T16">personalização de links e hover.</text:span></text:p>
      <text:p text:style-name="P7"/>
      <text:p text:style-name="P8">Ex021: <text:span text:style-name="T10">Modelo de Caixas: <text:s/>explicação sobre o Box-Level e o Inline-Level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0:53:58.107242984</meta:creation-date>
    <dc:date>2023-04-14T12:22:55.525445667</dc:date>
    <meta:editing-duration>PT5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278" meta:character-count="1908" meta:non-whitespace-character-count="1650"/>
  </office:meta>
</office:document-meta>
</file>